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gradient" table:style-name="ta1">
        <table:shapes>
          <draw:frame draw:z-index="0" draw:style-name="gr1" draw:text-style-name="P1" svg:width="581.87pt" svg:height="327.54pt" svg:x="106.13pt" svg:y="57.2pt">
            <draw:object draw:notify-on-update-of-ranges="igradient.K11:igradient.K19 igradient.L11:igradient.L19 igradient.P11:igradient.P19 igradient.K11:igradient.K19 igradient.K11:igradient.K19 igradient.M11:igradient.M19 igradient.K11:igradient.K19 igradient.N11:igradient.N19 igradient.K11:igradient.K19 igradient.O11:igradient.O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PTHREAD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HYBRID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01" calcext:value-type="float">
            <text:p>501</text:p>
          </table:table-cell>
          <table:table-cell office:value-type="float" office:value="0.0000000703848457443066" calcext:value-type="float">
            <text:p>7.03848457443066E-08</text:p>
          </table:table-cell>
          <table:table-cell office:value-type="float" office:value="0.0000000840634101059358" calcext:value-type="float">
            <text:p>8.40634101059358E-08</text:p>
          </table:table-cell>
          <table:table-cell office:value-type="float" office:value="0.0000000939662925645714" calcext:value-type="float">
            <text:p>9.39662925645714E-08</text:p>
          </table:table-cell>
          <table:table-cell office:value-type="float" office:value="0.000000524507006121402" calcext:value-type="float">
            <text:p>5.24507006121402E-07</text:p>
          </table:table-cell>
          <table:table-cell office:value-type="float" office:value="0.0000000679944170209151" calcext:value-type="float">
            <text:p>6.79944170209151E-08</text:p>
          </table:table-cell>
        </table:table-row>
        <table:table-row table:style-name="ro1"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float" office:value="0.0000000651695956391261" calcext:value-type="float">
            <text:p>6.51695956391261E-08</text:p>
          </table:table-cell>
          <table:table-cell office:value-type="float" office:value="0.0000000759147612294466" calcext:value-type="float">
            <text:p>7.59147612294466E-08</text:p>
          </table:table-cell>
          <table:table-cell office:value-type="float" office:value="0.0000000726615693782455" calcext:value-type="float">
            <text:p>7.26615693782455E-08</text:p>
          </table:table-cell>
          <table:table-cell office:value-type="float" office:value="0.000000159579682056206" calcext:value-type="float">
            <text:p>1.59579682056206E-07</text:p>
          </table:table-cell>
          <table:table-cell office:value-type="float" office:value="0.0000000638721917443196" calcext:value-type="float">
            <text:p>6.38721917443196E-08</text:p>
          </table:table-cell>
        </table:table-row>
        <table:table-row table:style-name="ro1">
          <table:table-cell table:number-columns-repeated="10"/>
          <table:table-cell office:value-type="float" office:value="2001" calcext:value-type="float">
            <text:p>2001</text:p>
          </table:table-cell>
          <table:table-cell office:value-type="float" office:value="0.000000064751898580112" calcext:value-type="float">
            <text:p>6.4751898580112E-08</text:p>
          </table:table-cell>
          <table:table-cell office:value-type="float" office:value="0.0000000718198288828267" calcext:value-type="float">
            <text:p>7.18198288828267E-08</text:p>
          </table:table-cell>
          <table:table-cell office:value-type="float" office:value="0.0000000711385428558417" calcext:value-type="float">
            <text:p>7.11385428558417E-08</text:p>
          </table:table-cell>
          <table:table-cell office:value-type="float" office:value="0.0000000953173252545052" calcext:value-type="float">
            <text:p>9.53173252545052E-08</text:p>
          </table:table-cell>
          <table:table-cell office:value-type="float" office:value="0.0000000652846989798454" calcext:value-type="float">
            <text:p>6.52846989798454E-08</text:p>
          </table:table-cell>
        </table:table-row>
        <table:table-row table:style-name="ro1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float" office:value="0.000000064664290695356" calcext:value-type="float">
            <text:p>6.4664290695356E-08</text:p>
          </table:table-cell>
          <table:table-cell office:value-type="float" office:value="0.0000000722111104954722" calcext:value-type="float">
            <text:p>7.22111104954722E-08</text:p>
          </table:table-cell>
          <table:table-cell office:value-type="float" office:value="0.0000000716196744296756" calcext:value-type="float">
            <text:p>7.16196744296756E-08</text:p>
          </table:table-cell>
          <table:table-cell office:value-type="float" office:value="0.0000000789588277067384" calcext:value-type="float">
            <text:p>7.89588277067384E-08</text:p>
          </table:table-cell>
          <table:table-cell office:value-type="float" office:value="0.0000000656932342482899" calcext:value-type="float">
            <text:p>6.56932342482899E-08</text:p>
          </table:table-cell>
        </table:table-row>
        <table:table-row table:style-name="ro1">
          <table:table-cell table:number-columns-repeated="10"/>
          <table:table-cell office:value-type="float" office:value="5001" calcext:value-type="float">
            <text:p>5001</text:p>
          </table:table-cell>
          <table:table-cell office:value-type="float" office:value="0.0000000648607197843243" calcext:value-type="float">
            <text:p>6.48607197843243E-08</text:p>
          </table:table-cell>
          <table:table-cell office:value-type="float" office:value="0.0000000772037820656892" calcext:value-type="float">
            <text:p>7.72037820656892E-08</text:p>
          </table:table-cell>
          <table:table-cell office:value-type="float" office:value="0.0000000749311544409774" calcext:value-type="float">
            <text:p>7.49311544409774E-08</text:p>
          </table:table-cell>
          <table:table-cell office:value-type="float" office:value="0.0000000892101163370605" calcext:value-type="float">
            <text:p>8.92101163370605E-08</text:p>
          </table:table-cell>
          <table:table-cell office:value-type="float" office:value="0.0000000661335439370834" calcext:value-type="float">
            <text:p>6.61335439370834E-08</text:p>
          </table:table-cell>
        </table:table-row>
        <table:table-row table:style-name="ro1">
          <table:table-cell table:number-columns-repeated="10"/>
          <table:table-cell office:value-type="float" office:value="7501" calcext:value-type="float">
            <text:p>7501</text:p>
          </table:table-cell>
          <table:table-cell office:value-type="float" office:value="0.0000000650339157255739" calcext:value-type="float">
            <text:p>6.50339157255739E-08</text:p>
          </table:table-cell>
          <table:table-cell office:value-type="float" office:value="0.0000000765004873989072" calcext:value-type="float">
            <text:p>7.65004873989072E-08</text:p>
          </table:table-cell>
          <table:table-cell office:value-type="float" office:value="0.000000070754003162641" calcext:value-type="float">
            <text:p>7.0754003162641E-08</text:p>
          </table:table-cell>
          <table:table-cell office:value-type="float" office:value="0.0000000863496863656732" calcext:value-type="float">
            <text:p>8.63496863656732E-08</text:p>
          </table:table-cell>
          <table:table-cell office:value-type="float" office:value="0.0000000664468722453827" calcext:value-type="float">
            <text:p>6.64468722453827E-08</text:p>
          </table:table-cell>
        </table:table-row>
        <table:table-row table:style-name="ro1">
          <table:table-cell table:number-columns-repeated="10"/>
          <table:table-cell office:value-type="float" office:value="10001" calcext:value-type="float">
            <text:p>10001</text:p>
          </table:table-cell>
          <table:table-cell office:value-type="float" office:value="0.0000000654262474295849" calcext:value-type="float">
            <text:p>6.54262474295849E-08</text:p>
          </table:table-cell>
          <table:table-cell office:value-type="float" office:value="0.0000000721735645653513" calcext:value-type="float">
            <text:p>7.21735645653513E-08</text:p>
          </table:table-cell>
          <table:table-cell office:value-type="float" office:value="0.0000000719280215330799" calcext:value-type="float">
            <text:p>7.19280215330799E-08</text:p>
          </table:table-cell>
          <table:table-cell office:value-type="float" office:value="0.0000000854640914061688" calcext:value-type="float">
            <text:p>8.54640914061688E-08</text:p>
          </table:table-cell>
          <table:table-cell office:value-type="float" office:value="0.0000000667703119365763" calcext:value-type="float">
            <text:p>6.67703119365763E-08</text:p>
          </table:table-cell>
        </table:table-row>
        <table:table-row table:style-name="ro1">
          <table:table-cell table:number-columns-repeated="10"/>
          <table:table-cell office:value-type="float" office:value="15001" calcext:value-type="float">
            <text:p>15001</text:p>
          </table:table-cell>
          <table:table-cell office:value-type="float" office:value="0.0000000678756903470249" calcext:value-type="float">
            <text:p>6.78756903470249E-08</text:p>
          </table:table-cell>
          <table:table-cell office:value-type="float" office:value="0.0000000715460157688041" calcext:value-type="float">
            <text:p>7.15460157688041E-08</text:p>
          </table:table-cell>
          <table:table-cell office:value-type="float" office:value="0.0000000744384121880709" calcext:value-type="float">
            <text:p>7.44384121880709E-08</text:p>
          </table:table-cell>
          <table:table-cell office:value-type="float" office:value="0.0000000921208641600935" calcext:value-type="float">
            <text:p>9.21208641600935E-08</text:p>
          </table:table-cell>
          <table:table-cell office:value-type="float" office:value="0.0000000682461594680138" calcext:value-type="float">
            <text:p>6.82461594680138E-08</text:p>
          </table:table-cell>
        </table:table-row>
        <table:table-row table:style-name="ro1">
          <table:table-cell table:number-columns-repeated="10"/>
          <table:table-cell office:value-type="float" office:value="20001" calcext:value-type="float">
            <text:p>20001</text:p>
          </table:table-cell>
          <table:table-cell office:value-type="float" office:value="0.0000000777834714583955" calcext:value-type="float">
            <text:p>7.77834714583955E-08</text:p>
          </table:table-cell>
          <table:table-cell office:value-type="float" office:value="0.0000000773994265305151" calcext:value-type="float">
            <text:p>7.73994265305151E-08</text:p>
          </table:table-cell>
          <table:table-cell office:value-type="float" office:value="0.00000012746793160067" calcext:value-type="float">
            <text:p>1.2746793160067E-07</text:p>
          </table:table-cell>
          <table:table-cell office:value-type="float" office:value="0.000000524507006121402" calcext:value-type="float">
            <text:p>5.24507006121402E-07</text:p>
          </table:table-cell>
          <table:table-cell office:value-type="float" office:value="0.0000000784529878384169" calcext:value-type="float">
            <text:p>7.84529878384169E-08</text:p>
          </table:table-cell>
        </table:table-row>
      </table:table>
      <table:table table:name="ngradient" table:style-name="ta1">
        <table:shapes>
          <draw:frame draw:z-index="0" draw:style-name="gr1" draw:text-style-name="P1" svg:width="589.86pt" svg:height="332.05pt" svg:x="106.13pt" svg:y="57.2pt">
            <draw:object draw:notify-on-update-of-ranges="ngradient.K11:ngradient.K19 ngradient.L11:ngradient.L19 ngradient.P11:ngradient.P19 ngradient.K11:ngradient.K19 ngradient.K11:ngradient.K19 ngradient.M11:ngradient.M19 ngradient.K11:ngradient.K19 ngradient.N11:ngradient.N19 ngradient.K11:ngradient.K19 ngradient.O11:ngradient.O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PTHREAD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HYBRID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01" calcext:value-type="float">
            <text:p>501</text:p>
          </table:table-cell>
          <table:table-cell office:value-type="float" office:value="0.0000000717128617017462" calcext:value-type="float">
            <text:p>7.17128617017462E-08</text:p>
          </table:table-cell>
          <table:table-cell office:value-type="float" office:value="0.0000000770249255315051" calcext:value-type="float">
            <text:p>7.70249255315051E-08</text:p>
          </table:table-cell>
          <table:table-cell office:value-type="float" office:value="0.0000000797108378054271" calcext:value-type="float">
            <text:p>7.97108378054271E-08</text:p>
          </table:table-cell>
          <table:table-cell office:value-type="float" office:value="0.000000414973436360811" calcext:value-type="float">
            <text:p>4.14973436360811E-07</text:p>
          </table:table-cell>
          <table:table-cell office:value-type="float" office:value="0.0000000749000999996016" calcext:value-type="float">
            <text:p>7.49000999996016E-08</text:p>
          </table:table-cell>
        </table:table-row>
        <table:table-row table:style-name="ro1"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float" office:value="0.0000000654024630048606" calcext:value-type="float">
            <text:p>6.54024630048606E-08</text:p>
          </table:table-cell>
          <table:table-cell office:value-type="float" office:value="0.0000000765135630270495" calcext:value-type="float">
            <text:p>7.65135630270495E-08</text:p>
          </table:table-cell>
          <table:table-cell office:value-type="float" office:value="0.0000000698314490885556" calcext:value-type="float">
            <text:p>6.98314490885556E-08</text:p>
          </table:table-cell>
          <table:table-cell office:value-type="float" office:value="0.000000138873613981756" calcext:value-type="float">
            <text:p>1.38873613981756E-07</text:p>
          </table:table-cell>
          <table:table-cell office:value-type="float" office:value="0.0000000883897986795089" calcext:value-type="float">
            <text:p>8.83897986795089E-08</text:p>
          </table:table-cell>
        </table:table-row>
        <table:table-row table:style-name="ro1">
          <table:table-cell table:number-columns-repeated="10"/>
          <table:table-cell office:value-type="float" office:value="2001" calcext:value-type="float">
            <text:p>2001</text:p>
          </table:table-cell>
          <table:table-cell office:value-type="float" office:value="0.0000000676490007536629" calcext:value-type="float">
            <text:p>6.76490007536629E-08</text:p>
          </table:table-cell>
          <table:table-cell office:value-type="float" office:value="0.0000000832750374770968" calcext:value-type="float">
            <text:p>8.32750374770968E-08</text:p>
          </table:table-cell>
          <table:table-cell office:value-type="float" office:value="0.0000000676430590686281" calcext:value-type="float">
            <text:p>6.76430590686281E-08</text:p>
          </table:table-cell>
          <table:table-cell office:value-type="float" office:value="0.0000000855290708196399" calcext:value-type="float">
            <text:p>8.55290708196399E-08</text:p>
          </table:table-cell>
          <table:table-cell office:value-type="float" office:value="0.0000000680569260597088" calcext:value-type="float">
            <text:p>6.80569260597088E-08</text:p>
          </table:table-cell>
        </table:table-row>
        <table:table-row table:style-name="ro1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float" office:value="0.0000000670960026172179" calcext:value-type="float">
            <text:p>6.70960026172179E-08</text:p>
          </table:table-cell>
          <table:table-cell office:value-type="float" office:value="0.0000000805314885781899" calcext:value-type="float">
            <text:p>8.05314885781899E-08</text:p>
          </table:table-cell>
          <table:table-cell office:value-type="float" office:value="0.0000000681228522802319" calcext:value-type="float">
            <text:p>6.81228522802319E-08</text:p>
          </table:table-cell>
          <table:table-cell office:value-type="float" office:value="0.0000000876747740756414" calcext:value-type="float">
            <text:p>8.76747740756414E-08</text:p>
          </table:table-cell>
          <table:table-cell office:value-type="float" office:value="0.0000000805425922855957" calcext:value-type="float">
            <text:p>8.05425922855957E-08</text:p>
          </table:table-cell>
        </table:table-row>
        <table:table-row table:style-name="ro1">
          <table:table-cell table:number-columns-repeated="10"/>
          <table:table-cell office:value-type="float" office:value="5001" calcext:value-type="float">
            <text:p>5001</text:p>
          </table:table-cell>
          <table:table-cell office:value-type="float" office:value="0.0000000660802319306852" calcext:value-type="float">
            <text:p>6.60802319306852E-08</text:p>
          </table:table-cell>
          <table:table-cell office:value-type="float" office:value="0.0000000833266660005332" calcext:value-type="float">
            <text:p>8.33266660005332E-08</text:p>
          </table:table-cell>
          <table:table-cell office:value-type="float" office:value="0.0000000714088435262358" calcext:value-type="float">
            <text:p>7.14088435262358E-08</text:p>
          </table:table-cell>
          <table:table-cell office:value-type="float" office:value="0.000000075234231207481" calcext:value-type="float">
            <text:p>7.5234231207481E-08</text:p>
          </table:table-cell>
          <table:table-cell office:value-type="float" office:value="0.0000000679794721586245" calcext:value-type="float">
            <text:p>6.79794721586245E-08</text:p>
          </table:table-cell>
        </table:table-row>
        <table:table-row table:style-name="ro1">
          <table:table-cell table:number-columns-repeated="10"/>
          <table:table-cell office:value-type="float" office:value="7501" calcext:value-type="float">
            <text:p>7501</text:p>
          </table:table-cell>
          <table:table-cell office:value-type="float" office:value="0.0000000660949660932794" calcext:value-type="float">
            <text:p>6.60949660932794E-08</text:p>
          </table:table-cell>
          <table:table-cell office:value-type="float" office:value="0.0000000749885943009817" calcext:value-type="float">
            <text:p>7.49885943009817E-08</text:p>
          </table:table-cell>
          <table:table-cell office:value-type="float" office:value="0.0000000673982703238983" calcext:value-type="float">
            <text:p>6.73982703238983E-08</text:p>
          </table:table-cell>
          <table:table-cell office:value-type="float" office:value="0.0000000688769253303827" calcext:value-type="float">
            <text:p>6.88769253303827E-08</text:p>
          </table:table-cell>
          <table:table-cell office:value-type="float" office:value="0.0000000657051441268081" calcext:value-type="float">
            <text:p>6.57051441268081E-08</text:p>
          </table:table-cell>
        </table:table-row>
        <table:table-row table:style-name="ro1">
          <table:table-cell table:number-columns-repeated="10"/>
          <table:table-cell office:value-type="float" office:value="10001" calcext:value-type="float">
            <text:p>10001</text:p>
          </table:table-cell>
          <table:table-cell office:value-type="float" office:value="0.0000000653685922945219" calcext:value-type="float">
            <text:p>6.53685922945219E-08</text:p>
          </table:table-cell>
          <table:table-cell office:value-type="float" office:value="0.0000000802346189405324" calcext:value-type="float">
            <text:p>8.02346189405324E-08</text:p>
          </table:table-cell>
          <table:table-cell office:value-type="float" office:value="0.000000068078566310767" calcext:value-type="float">
            <text:p>6.8078566310767E-08</text:p>
          </table:table-cell>
          <table:table-cell office:value-type="float" office:value="0.0000000692998136689109" calcext:value-type="float">
            <text:p>6.92998136689109E-08</text:p>
          </table:table-cell>
          <table:table-cell office:value-type="float" office:value="0.000000065917149244313" calcext:value-type="float">
            <text:p>6.5917149244313E-08</text:p>
          </table:table-cell>
        </table:table-row>
        <table:table-row table:style-name="ro1">
          <table:table-cell table:number-columns-repeated="10"/>
          <table:table-cell office:value-type="float" office:value="15001" calcext:value-type="float">
            <text:p>15001</text:p>
          </table:table-cell>
          <table:table-cell office:value-type="float" office:value="0.0000000688671137083926" calcext:value-type="float">
            <text:p>6.88671137083926E-08</text:p>
          </table:table-cell>
          <table:table-cell office:value-type="float" office:value="0.0000000839547315885818" calcext:value-type="float">
            <text:p>8.39547315885818E-08</text:p>
          </table:table-cell>
          <table:table-cell office:value-type="float" office:value="0.0000000661196846276617" calcext:value-type="float">
            <text:p>6.61196846276617E-08</text:p>
          </table:table-cell>
          <table:table-cell office:value-type="float" office:value="0.0000000696631219527115" calcext:value-type="float">
            <text:p>6.96631219527115E-08</text:p>
          </table:table-cell>
          <table:table-cell office:value-type="float" office:value="0.0000000651692364047641" calcext:value-type="float">
            <text:p>6.51692364047641E-08</text:p>
          </table:table-cell>
        </table:table-row>
        <table:table-row table:style-name="ro1">
          <table:table-cell table:number-columns-repeated="10"/>
          <table:table-cell office:value-type="float" office:value="20001" calcext:value-type="float">
            <text:p>20001</text:p>
          </table:table-cell>
          <table:table-cell office:value-type="float" office:value="0.0000000731540177486733" calcext:value-type="float">
            <text:p>7.31540177486733E-08</text:p>
          </table:table-cell>
          <table:table-cell table:number-columns-repeated="2" office:value-type="float" office:value="0.0000000732531744994171" calcext:value-type="float">
            <text:p>7.32531744994171E-08</text:p>
          </table:table-cell>
          <table:table-cell office:value-type="float" office:value="0.000000414973436360811" calcext:value-type="float">
            <text:p>4.14973436360811E-07</text:p>
          </table:table-cell>
          <table:table-cell office:value-type="float" office:value="0.0000000718582306639548" calcext:value-type="float">
            <text:p>7.18582306639548E-08</text:p>
          </table:table-cell>
        </table:table-row>
      </table:table>
      <table:table table:name="pgradient" table:style-name="ta1">
        <table:shapes>
          <draw:frame draw:z-index="0" draw:style-name="gr1" draw:text-style-name="P1" svg:width="622.8pt" svg:height="367pt" svg:x="106.16pt" svg:y="57.23pt">
            <draw:object draw:notify-on-update-of-ranges="pgradient.K11:pgradient.K19 pgradient.L11:pgradient.L19 pgradient.P11:pgradient.P19 pgradient.K11:pgradient.K19 pgradient.K11:pgradient.K19 pgradient.M11:pgradient.M19 pgradient.K11:pgradient.K19 pgradient.N11:pgradient.N19 pgradient.K11:pgradient.K19 pgradient.O11:pgradient.O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PTHREAD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HYBRID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01" calcext:value-type="float">
            <text:p>501</text:p>
          </table:table-cell>
          <table:table-cell office:value-type="float" office:value="0.0000000855242276591197" calcext:value-type="float">
            <text:p>8.55242276591197E-08</text:p>
          </table:table-cell>
          <table:table-cell office:value-type="float" office:value="0.000000102124427127116" calcext:value-type="float">
            <text:p>1.02124427127116E-07</text:p>
          </table:table-cell>
          <table:table-cell office:value-type="float" office:value="0.0000000843579548865654" calcext:value-type="float">
            <text:p>8.43579548865654E-08</text:p>
          </table:table-cell>
          <table:table-cell office:value-type="float" office:value="0.000000333035253028691" calcext:value-type="float">
            <text:p>3.33035253028691E-07</text:p>
          </table:table-cell>
          <table:table-cell office:value-type="float" office:value="0.0000000857898308506074" calcext:value-type="float">
            <text:p>8.57898308506074E-08</text:p>
          </table:table-cell>
        </table:table-row>
        <table:table-row table:style-name="ro1"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float" office:value="0.0000000796739058477321" calcext:value-type="float">
            <text:p>7.96739058477321E-08</text:p>
          </table:table-cell>
          <table:table-cell office:value-type="float" office:value="0.000000086726460352834" calcext:value-type="float">
            <text:p>8.6726460352834E-08</text:p>
          </table:table-cell>
          <table:table-cell office:value-type="float" office:value="0.0000000724849575998427" calcext:value-type="float">
            <text:p>7.24849575998427E-08</text:p>
          </table:table-cell>
          <table:table-cell office:value-type="float" office:value="0.000000160679487345821" calcext:value-type="float">
            <text:p>1.60679487345821E-07</text:p>
          </table:table-cell>
          <table:table-cell office:value-type="float" office:value="0.0000000830671160341491" calcext:value-type="float">
            <text:p>8.30671160341491E-08</text:p>
          </table:table-cell>
        </table:table-row>
        <table:table-row table:style-name="ro1">
          <table:table-cell table:number-columns-repeated="10"/>
          <table:table-cell office:value-type="float" office:value="2001" calcext:value-type="float">
            <text:p>2001</text:p>
          </table:table-cell>
          <table:table-cell office:value-type="float" office:value="0.0000000800948850911876" calcext:value-type="float">
            <text:p>8.00948850911876E-08</text:p>
          </table:table-cell>
          <table:table-cell office:value-type="float" office:value="0.0000000883949163182859" calcext:value-type="float">
            <text:p>8.83949163182859E-08</text:p>
          </table:table-cell>
          <table:table-cell office:value-type="float" office:value="0.0000000711287604873226" calcext:value-type="float">
            <text:p>7.11287604873226E-08</text:p>
          </table:table-cell>
          <table:table-cell office:value-type="float" office:value="0.0000000991750959564233" calcext:value-type="float">
            <text:p>9.91750959564233E-08</text:p>
          </table:table-cell>
          <table:table-cell office:value-type="float" office:value="0.0000000847735386013473" calcext:value-type="float">
            <text:p>8.47735386013473E-08</text:p>
          </table:table-cell>
        </table:table-row>
        <table:table-row table:style-name="ro1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float" office:value="0.0000000800651328671479" calcext:value-type="float">
            <text:p>8.00651328671479E-08</text:p>
          </table:table-cell>
          <table:table-cell office:value-type="float" office:value="0.0000000880153873696734" calcext:value-type="float">
            <text:p>8.80153873696734E-08</text:p>
          </table:table-cell>
          <table:table-cell office:value-type="float" office:value="0.0000000716941698954649" calcext:value-type="float">
            <text:p>7.16941698954649E-08</text:p>
          </table:table-cell>
          <table:table-cell office:value-type="float" office:value="0.0000000930448629086317" calcext:value-type="float">
            <text:p>9.30448629086317E-08</text:p>
          </table:table-cell>
          <table:table-cell office:value-type="float" office:value="0.0000000990117589371798" calcext:value-type="float">
            <text:p>9.90117589371798E-08</text:p>
          </table:table-cell>
        </table:table-row>
        <table:table-row table:style-name="ro1">
          <table:table-cell table:number-columns-repeated="10"/>
          <table:table-cell office:value-type="float" office:value="5001" calcext:value-type="float">
            <text:p>5001</text:p>
          </table:table-cell>
          <table:table-cell office:value-type="float" office:value="0.0000000821777922626501" calcext:value-type="float">
            <text:p>8.21777922626501E-08</text:p>
          </table:table-cell>
          <table:table-cell office:value-type="float" office:value="0.0000000910089261225271" calcext:value-type="float">
            <text:p>9.10089261225271E-08</text:p>
          </table:table-cell>
          <table:table-cell office:value-type="float" office:value="0.0000000750118202094434" calcext:value-type="float">
            <text:p>7.50118202094434E-08</text:p>
          </table:table-cell>
          <table:table-cell office:value-type="float" office:value="0.0000000901997734730958" calcext:value-type="float">
            <text:p>9.01997734730958E-08</text:p>
          </table:table-cell>
          <table:table-cell office:value-type="float" office:value="0.00000011217912386329" calcext:value-type="float">
            <text:p>1.1217912386329E-07</text:p>
          </table:table-cell>
        </table:table-row>
        <table:table-row table:style-name="ro1">
          <table:table-cell table:number-columns-repeated="10"/>
          <table:table-cell office:value-type="float" office:value="7501" calcext:value-type="float">
            <text:p>7501</text:p>
          </table:table-cell>
          <table:table-cell office:value-type="float" office:value="0.0000000829337347148838" calcext:value-type="float">
            <text:p>8.29337347148838E-08</text:p>
          </table:table-cell>
          <table:table-cell office:value-type="float" office:value="0.000000102811692831926" calcext:value-type="float">
            <text:p>1.02811692831926E-07</text:p>
          </table:table-cell>
          <table:table-cell office:value-type="float" office:value="0.0000000552932033344274" calcext:value-type="float">
            <text:p>5.52932033344274E-08</text:p>
          </table:table-cell>
          <table:table-cell office:value-type="float" office:value="0.0000000938414825335364" calcext:value-type="float">
            <text:p>9.38414825335364E-08</text:p>
          </table:table-cell>
          <table:table-cell office:value-type="float" office:value="0.000000100592432822197" calcext:value-type="float">
            <text:p>1.00592432822197E-07</text:p>
          </table:table-cell>
        </table:table-row>
        <table:table-row table:style-name="ro1">
          <table:table-cell table:number-columns-repeated="10"/>
          <table:table-cell office:value-type="float" office:value="10001" calcext:value-type="float">
            <text:p>10001</text:p>
          </table:table-cell>
          <table:table-cell office:value-type="float" office:value="0.0000000831660326284807" calcext:value-type="float">
            <text:p>8.31660326284807E-08</text:p>
          </table:table-cell>
          <table:table-cell office:value-type="float" office:value="0.0000000886036117249522" calcext:value-type="float">
            <text:p>8.86036117249522E-08</text:p>
          </table:table-cell>
          <table:table-cell office:value-type="float" office:value="0.0000000724849575998427" calcext:value-type="float">
            <text:p>7.24849575998427E-08</text:p>
          </table:table-cell>
          <table:table-cell office:value-type="float" office:value="0.000000172944298570074" calcext:value-type="float">
            <text:p>1.72944298570074E-07</text:p>
          </table:table-cell>
          <table:table-cell office:value-type="float" office:value="0.0000000937252540119451" calcext:value-type="float">
            <text:p>9.37252540119451E-08</text:p>
          </table:table-cell>
        </table:table-row>
        <table:table-row table:style-name="ro1">
          <table:table-cell table:number-columns-repeated="10"/>
          <table:table-cell office:value-type="float" office:value="15001" calcext:value-type="float">
            <text:p>15001</text:p>
          </table:table-cell>
          <table:table-cell office:value-type="float" office:value="0.0000000863400431660666" calcext:value-type="float">
            <text:p>8.63400431660666E-08</text:p>
          </table:table-cell>
          <table:table-cell office:value-type="float" office:value="0.0000000948229120791765" calcext:value-type="float">
            <text:p>9.48229120791765E-08</text:p>
          </table:table-cell>
          <table:table-cell office:value-type="float" office:value="0.0000000724849575998427" calcext:value-type="float">
            <text:p>7.24849575998427E-08</text:p>
          </table:table-cell>
          <table:table-cell office:value-type="float" office:value="0.0000000958430460661345" calcext:value-type="float">
            <text:p>9.58430460661345E-08</text:p>
          </table:table-cell>
          <table:table-cell office:value-type="float" office:value="0.0000000877400046464618" calcext:value-type="float">
            <text:p>8.77400046464618E-08</text:p>
          </table:table-cell>
        </table:table-row>
        <table:table-row table:style-name="ro1">
          <table:table-cell table:number-columns-repeated="10"/>
          <table:table-cell office:value-type="float" office:value="20001" calcext:value-type="float">
            <text:p>20001</text:p>
          </table:table-cell>
          <table:table-cell office:value-type="float" office:value="0.000000096252124546915" calcext:value-type="float">
            <text:p>9.6252124546915E-08</text:p>
          </table:table-cell>
          <table:table-cell office:value-type="float" office:value="0.0000000957447586181095" calcext:value-type="float">
            <text:p>9.57447586181095E-08</text:p>
          </table:table-cell>
          <table:table-cell table:number-columns-repeated="2"/>
          <table:table-cell office:value-type="float" office:value="0.0000000979309566595066" calcext:value-type="float">
            <text:p>9.79309566595066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02:16:09.135808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23:41:03.166654315</meta:creation-date>
    <dc:date>2021-04-13T02:54:50.573255909</dc:date>
    <meta:editing-duration>PT1H28M47S</meta:editing-duration>
    <meta:editing-cycles>7</meta:editing-cycles>
    <meta:generator>LibreOffice/6.1.5.2$Linux_X86_64 LibreOffice_project/10$Build-2</meta:generator>
    <meta:document-statistic meta:table-count="3" meta:cell-count="1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2000" chart:origin="0" chart:interval-major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81cm" svg:height="11.715cm" xlink:href=".." xlink:type="simple" chart:class="chart:scatter" chart:style-name="ch1">
        <chart:title svg:x="5.692cm" svg:y="0.37cm" chart:style-name="ch2">
          <text:p>Execution gradient metric for the 5 approaches</text:p>
        </chart:title>
        <chart:subtitle svg:x="8.641cm" svg:y="1.383cm" chart:style-name="ch3">
          <text:p>Non-magic squares</text:p>
        </chart:subtitle>
        <chart:legend chart:legend-position="end" svg:x="17.905cm" svg:y="4.562cm" style:legend-expansion="high" chart:style-name="ch4"/>
        <chart:plot-area chart:style-name="ch5" table:cell-range-address="ngradient.K11:ngradient.P19" chart:data-source-has-labels="row" svg:x="1.427cm" svg:y="2.3cm" svg:width="16.062cm" svg:height="8.2cm">
          <chartooo:coordinate-region svg:x="2.578cm" svg:y="2.499cm" svg:width="14.446cm" svg:height="7.354cm"/>
          <chart:axis chart:dimension="x" chart:name="primary-x" chart:style-name="ch6">
            <chart:title svg:x="8.541cm" svg:y="10.734cm" chart:style-name="ch7">
              <text:p>Square size</text:p>
            </chart:title>
          </chart:axis>
          <chart:axis chart:dimension="y" chart:name="primary-y" chart:style-name="ch8">
            <chart:title svg:x="0.451cm" svg:y="7.357cm" chart:style-name="ch9">
              <text:p>Acceleration</text:p>
            </chart:title>
            <chart:grid chart:style-name="ch10" chart:class="major"/>
          </chart:axis>
          <chart:series chart:style-name="ch11" chart:values-cell-range-address="ngradient.L11:ngradient.L19" loext:label-string="pthread" chart:class="chart:scatter">
            <chart:domain table:cell-range-address="ngradient.K11:ngradient.K19"/>
            <chart:data-point chart:repeated="9"/>
          </chart:series>
          <chart:series chart:style-name="ch12" chart:values-cell-range-address="ngradient.P11:ngradient.P19" loext:label-string="sequential" chart:class="chart:scatter">
            <chart:data-point chart:repeated="9"/>
          </chart:series>
          <chart:series chart:style-name="ch13" chart:values-cell-range-address="ngradient.M11:ngradient.M19" loext:label-string="openmp" chart:class="chart:scatter">
            <chart:data-point chart:repeated="9"/>
          </chart:series>
          <chart:series chart:style-name="ch14" chart:values-cell-range-address="ngradient.N11:ngradient.N19" loext:label-string="mpi" chart:class="chart:scatter">
            <chart:data-point chart:repeated="9"/>
          </chart:series>
          <chart:series chart:style-name="ch15" chart:values-cell-range-address="ngradient.O11:ngradient.O19" loext:label-string="hybrid" chart:class="chart:scatte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thread</text:p>
              </table:table-cell>
              <table:table-cell office:value-type="string">
                <text:p>sequential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ngradient.K11:ngradient.K19</svg:desc>
                </draw:g>
              </table:table-cell>
              <table:table-cell office:value-type="float" office:value="0.0000000717128617017462">
                <text:p>0.0000000717128617017462</text:p>
                <draw:g>
                  <svg:desc>ngradient.L11:ngradient.L19</svg:desc>
                </draw:g>
              </table:table-cell>
              <table:table-cell office:value-type="float" office:value="0.0000000749000999996016">
                <text:p>0.0000000749000999996016</text:p>
                <draw:g>
                  <svg:desc>ngradient.P11:ngradient.P19</svg:desc>
                </draw:g>
              </table:table-cell>
              <table:table-cell office:value-type="float" office:value="0.0000000770249255315051">
                <text:p>0.0000000770249255315051</text:p>
                <draw:g>
                  <svg:desc>ngradient.M11:ngradient.M19</svg:desc>
                </draw:g>
              </table:table-cell>
              <table:table-cell office:value-type="float" office:value="0.0000000797108378054271">
                <text:p>0.0000000797108378054271</text:p>
                <draw:g>
                  <svg:desc>ngradient.N11:ngradient.N19</svg:desc>
                </draw:g>
              </table:table-cell>
              <table:table-cell office:value-type="float" office:value="0.000000414973436360811">
                <text:p>0.000000414973436360811</text:p>
                <draw:g>
                  <svg:desc>ngradient.O11:ngradient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000000654024630048606">
                <text:p>0.0000000654024630048606</text:p>
              </table:table-cell>
              <table:table-cell office:value-type="float" office:value="0.0000000883897986795089">
                <text:p>0.0000000883897986795089</text:p>
              </table:table-cell>
              <table:table-cell office:value-type="float" office:value="0.0000000765135630270495">
                <text:p>0.0000000765135630270495</text:p>
              </table:table-cell>
              <table:table-cell office:value-type="float" office:value="0.0000000698314490885556">
                <text:p>0.0000000698314490885556</text:p>
              </table:table-cell>
              <table:table-cell office:value-type="float" office:value="0.000000138873613981756">
                <text:p>0.000000138873613981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0000000676490007536629">
                <text:p>0.0000000676490007536629</text:p>
              </table:table-cell>
              <table:table-cell office:value-type="float" office:value="0.0000000680569260597088">
                <text:p>0.0000000680569260597088</text:p>
              </table:table-cell>
              <table:table-cell office:value-type="float" office:value="0.0000000832750374770968">
                <text:p>0.0000000832750374770968</text:p>
              </table:table-cell>
              <table:table-cell office:value-type="float" office:value="0.0000000676430590686281">
                <text:p>0.0000000676430590686281</text:p>
              </table:table-cell>
              <table:table-cell office:value-type="float" office:value="0.0000000855290708196399">
                <text:p>0.0000000855290708196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0000000670960026172179">
                <text:p>0.0000000670960026172179</text:p>
              </table:table-cell>
              <table:table-cell office:value-type="float" office:value="0.0000000805425922855957">
                <text:p>0.0000000805425922855957</text:p>
              </table:table-cell>
              <table:table-cell office:value-type="float" office:value="0.0000000805314885781899">
                <text:p>0.0000000805314885781899</text:p>
              </table:table-cell>
              <table:table-cell office:value-type="float" office:value="0.0000000681228522802319">
                <text:p>0.0000000681228522802319</text:p>
              </table:table-cell>
              <table:table-cell office:value-type="float" office:value="0.0000000876747740756414">
                <text:p>0.0000000876747740756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0.0000000660802319306852">
                <text:p>0.0000000660802319306852</text:p>
              </table:table-cell>
              <table:table-cell office:value-type="float" office:value="0.0000000679794721586245">
                <text:p>0.0000000679794721586245</text:p>
              </table:table-cell>
              <table:table-cell office:value-type="float" office:value="0.0000000833266660005332">
                <text:p>0.0000000833266660005332</text:p>
              </table:table-cell>
              <table:table-cell office:value-type="float" office:value="0.0000000714088435262358">
                <text:p>0.0000000714088435262358</text:p>
              </table:table-cell>
              <table:table-cell office:value-type="float" office:value="0.000000075234231207481">
                <text:p>0.000000075234231207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0.0000000660949660932794">
                <text:p>0.0000000660949660932794</text:p>
              </table:table-cell>
              <table:table-cell office:value-type="float" office:value="0.0000000657051441268081">
                <text:p>0.0000000657051441268081</text:p>
              </table:table-cell>
              <table:table-cell office:value-type="float" office:value="0.0000000749885943009817">
                <text:p>0.0000000749885943009817</text:p>
              </table:table-cell>
              <table:table-cell office:value-type="float" office:value="0.0000000673982703238983">
                <text:p>0.0000000673982703238983</text:p>
              </table:table-cell>
              <table:table-cell office:value-type="float" office:value="0.0000000688769253303827">
                <text:p>0.0000000688769253303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0.0000000653685922945219">
                <text:p>0.0000000653685922945219</text:p>
              </table:table-cell>
              <table:table-cell office:value-type="float" office:value="0.000000065917149244313">
                <text:p>0.000000065917149244313</text:p>
              </table:table-cell>
              <table:table-cell office:value-type="float" office:value="0.0000000802346189405324">
                <text:p>0.0000000802346189405324</text:p>
              </table:table-cell>
              <table:table-cell office:value-type="float" office:value="0.000000068078566310767">
                <text:p>0.000000068078566310767</text:p>
              </table:table-cell>
              <table:table-cell office:value-type="float" office:value="0.0000000692998136689109">
                <text:p>0.0000000692998136689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0.0000000688671137083926">
                <text:p>0.0000000688671137083926</text:p>
              </table:table-cell>
              <table:table-cell office:value-type="float" office:value="0.0000000651692364047641">
                <text:p>0.0000000651692364047641</text:p>
              </table:table-cell>
              <table:table-cell office:value-type="float" office:value="0.0000000839547315885818">
                <text:p>0.0000000839547315885818</text:p>
              </table:table-cell>
              <table:table-cell office:value-type="float" office:value="0.0000000661196846276617">
                <text:p>0.0000000661196846276617</text:p>
              </table:table-cell>
              <table:table-cell office:value-type="float" office:value="0.0000000696631219527115">
                <text:p>0.0000000696631219527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0.0000000731540177486733">
                <text:p>0.0000000731540177486733</text:p>
              </table:table-cell>
              <table:table-cell office:value-type="float" office:value="0.0000000718582306639548">
                <text:p>0.0000000718582306639548</text:p>
              </table:table-cell>
              <table:table-cell office:value-type="float" office:value="0.0000000732531744994171">
                <text:p>0.0000000732531744994171</text:p>
              </table:table-cell>
              <table:table-cell office:value-type="float" office:value="0.0000000732531744994171">
                <text:p>0.0000000732531744994171</text:p>
              </table:table-cell>
              <table:table-cell office:value-type="float" office:value="0.000000414973436360811">
                <text:p>0.000000414973436360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2000" chart:origin="0" chart:interval-major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528cm" svg:height="11.556cm" xlink:href=".." xlink:type="simple" chart:class="chart:scatter" chart:style-name="ch1">
        <chart:title svg:x="5.551cm" svg:y="0.367cm" chart:style-name="ch2">
          <text:p>Execution gradient metric for the 5 approaches</text:p>
        </chart:title>
        <chart:subtitle svg:x="8.064cm" svg:y="1.377cm" chart:style-name="ch3">
          <text:p>Imperfect magic squares</text:p>
        </chart:subtitle>
        <chart:legend chart:legend-position="end" svg:x="17.623cm" svg:y="4.483cm" style:legend-expansion="high" chart:style-name="ch4"/>
        <chart:plot-area chart:style-name="ch5" table:cell-range-address="igradient.K11:igradient.P19" chart:data-source-has-labels="row" svg:x="1.421cm" svg:y="2.291cm" svg:width="15.792cm" svg:height="8.053cm">
          <chartooo:coordinate-region svg:x="2.572cm" svg:y="2.49cm" svg:width="14.176cm" svg:height="7.207cm"/>
          <chart:axis chart:dimension="x" chart:name="primary-x" chart:style-name="ch6">
            <chart:title svg:x="8.4cm" svg:y="10.575cm" chart:style-name="ch7">
              <text:p>Square size</text:p>
            </chart:title>
          </chart:axis>
          <chart:axis chart:dimension="y" chart:name="primary-y" chart:style-name="ch8">
            <chart:title svg:x="0.451cm" svg:y="7.274cm" chart:style-name="ch9">
              <text:p>Acceleration</text:p>
            </chart:title>
            <chart:grid chart:style-name="ch10" chart:class="major"/>
          </chart:axis>
          <chart:series chart:style-name="ch11" chart:values-cell-range-address="igradient.L11:igradient.L19" loext:label-string="pthread" chart:class="chart:scatter">
            <chart:domain table:cell-range-address="igradient.K11:igradient.K19"/>
            <chart:data-point chart:repeated="9"/>
          </chart:series>
          <chart:series chart:style-name="ch12" chart:values-cell-range-address="igradient.P11:igradient.P19" loext:label-string="sequential" chart:class="chart:scatter">
            <chart:data-point chart:repeated="9"/>
          </chart:series>
          <chart:series chart:style-name="ch13" chart:values-cell-range-address="igradient.M11:igradient.M19" loext:label-string="openmp" chart:class="chart:scatter">
            <chart:data-point chart:repeated="9"/>
          </chart:series>
          <chart:series chart:style-name="ch14" chart:values-cell-range-address="igradient.N11:igradient.N19" loext:label-string="mpi" chart:class="chart:scatter">
            <chart:data-point chart:repeated="9"/>
          </chart:series>
          <chart:series chart:style-name="ch15" chart:values-cell-range-address="igradient.O11:igradient.O19" loext:label-string="hybrid" chart:class="chart:scatte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thread</text:p>
              </table:table-cell>
              <table:table-cell office:value-type="string">
                <text:p>sequential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igradient.K11:igradient.K19</svg:desc>
                </draw:g>
              </table:table-cell>
              <table:table-cell office:value-type="float" office:value="0.0000000703848457443066">
                <text:p>0.0000000703848457443066</text:p>
                <draw:g>
                  <svg:desc>igradient.L11:igradient.L19</svg:desc>
                </draw:g>
              </table:table-cell>
              <table:table-cell office:value-type="float" office:value="0.0000000679944170209151">
                <text:p>0.0000000679944170209151</text:p>
                <draw:g>
                  <svg:desc>igradient.P11:igradient.P19</svg:desc>
                </draw:g>
              </table:table-cell>
              <table:table-cell office:value-type="float" office:value="0.0000000840634101059358">
                <text:p>0.0000000840634101059358</text:p>
                <draw:g>
                  <svg:desc>igradient.M11:igradient.M19</svg:desc>
                </draw:g>
              </table:table-cell>
              <table:table-cell office:value-type="float" office:value="0.0000000939662925645714">
                <text:p>0.0000000939662925645714</text:p>
                <draw:g>
                  <svg:desc>igradient.N11:igradient.N19</svg:desc>
                </draw:g>
              </table:table-cell>
              <table:table-cell office:value-type="float" office:value="0.000000524507006121402">
                <text:p>0.000000524507006121402</text:p>
                <draw:g>
                  <svg:desc>igradient.O11:igradient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000000651695956391261">
                <text:p>0.0000000651695956391261</text:p>
              </table:table-cell>
              <table:table-cell office:value-type="float" office:value="0.0000000638721917443196">
                <text:p>0.0000000638721917443196</text:p>
              </table:table-cell>
              <table:table-cell office:value-type="float" office:value="0.0000000759147612294466">
                <text:p>0.0000000759147612294466</text:p>
              </table:table-cell>
              <table:table-cell office:value-type="float" office:value="0.0000000726615693782455">
                <text:p>0.0000000726615693782455</text:p>
              </table:table-cell>
              <table:table-cell office:value-type="float" office:value="0.000000159579682056206">
                <text:p>0.000000159579682056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000000064751898580112">
                <text:p>0.000000064751898580112</text:p>
              </table:table-cell>
              <table:table-cell office:value-type="float" office:value="0.0000000652846989798454">
                <text:p>0.0000000652846989798454</text:p>
              </table:table-cell>
              <table:table-cell office:value-type="float" office:value="0.0000000718198288828267">
                <text:p>0.0000000718198288828267</text:p>
              </table:table-cell>
              <table:table-cell office:value-type="float" office:value="0.0000000711385428558417">
                <text:p>0.0000000711385428558417</text:p>
              </table:table-cell>
              <table:table-cell office:value-type="float" office:value="0.0000000953173252545052">
                <text:p>0.0000000953173252545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000000064664290695356">
                <text:p>0.000000064664290695356</text:p>
              </table:table-cell>
              <table:table-cell office:value-type="float" office:value="0.0000000656932342482899">
                <text:p>0.0000000656932342482899</text:p>
              </table:table-cell>
              <table:table-cell office:value-type="float" office:value="0.0000000722111104954722">
                <text:p>0.0000000722111104954722</text:p>
              </table:table-cell>
              <table:table-cell office:value-type="float" office:value="0.0000000716196744296756">
                <text:p>0.0000000716196744296756</text:p>
              </table:table-cell>
              <table:table-cell office:value-type="float" office:value="0.0000000789588277067384">
                <text:p>0.0000000789588277067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0.0000000648607197843243">
                <text:p>0.0000000648607197843243</text:p>
              </table:table-cell>
              <table:table-cell office:value-type="float" office:value="0.0000000661335439370834">
                <text:p>0.0000000661335439370834</text:p>
              </table:table-cell>
              <table:table-cell office:value-type="float" office:value="0.0000000772037820656892">
                <text:p>0.0000000772037820656892</text:p>
              </table:table-cell>
              <table:table-cell office:value-type="float" office:value="0.0000000749311544409774">
                <text:p>0.0000000749311544409774</text:p>
              </table:table-cell>
              <table:table-cell office:value-type="float" office:value="0.0000000892101163370605">
                <text:p>0.0000000892101163370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0.0000000650339157255739">
                <text:p>0.0000000650339157255739</text:p>
              </table:table-cell>
              <table:table-cell office:value-type="float" office:value="0.0000000664468722453827">
                <text:p>0.0000000664468722453827</text:p>
              </table:table-cell>
              <table:table-cell office:value-type="float" office:value="0.0000000765004873989072">
                <text:p>0.0000000765004873989072</text:p>
              </table:table-cell>
              <table:table-cell office:value-type="float" office:value="0.000000070754003162641">
                <text:p>0.000000070754003162641</text:p>
              </table:table-cell>
              <table:table-cell office:value-type="float" office:value="0.0000000863496863656732">
                <text:p>0.0000000863496863656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0.0000000654262474295849">
                <text:p>0.0000000654262474295849</text:p>
              </table:table-cell>
              <table:table-cell office:value-type="float" office:value="0.0000000667703119365763">
                <text:p>0.0000000667703119365763</text:p>
              </table:table-cell>
              <table:table-cell office:value-type="float" office:value="0.0000000721735645653513">
                <text:p>0.0000000721735645653513</text:p>
              </table:table-cell>
              <table:table-cell office:value-type="float" office:value="0.0000000719280215330799">
                <text:p>0.0000000719280215330799</text:p>
              </table:table-cell>
              <table:table-cell office:value-type="float" office:value="0.0000000854640914061688">
                <text:p>0.0000000854640914061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0.0000000678756903470249">
                <text:p>0.0000000678756903470249</text:p>
              </table:table-cell>
              <table:table-cell office:value-type="float" office:value="0.0000000682461594680138">
                <text:p>0.0000000682461594680138</text:p>
              </table:table-cell>
              <table:table-cell office:value-type="float" office:value="0.0000000715460157688041">
                <text:p>0.0000000715460157688041</text:p>
              </table:table-cell>
              <table:table-cell office:value-type="float" office:value="0.0000000744384121880709">
                <text:p>0.0000000744384121880709</text:p>
              </table:table-cell>
              <table:table-cell office:value-type="float" office:value="0.0000000921208641600935">
                <text:p>0.0000000921208641600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0.0000000777834714583955">
                <text:p>0.0000000777834714583955</text:p>
              </table:table-cell>
              <table:table-cell office:value-type="float" office:value="0.0000000784529878384169">
                <text:p>0.0000000784529878384169</text:p>
              </table:table-cell>
              <table:table-cell office:value-type="float" office:value="0.0000000773994265305151">
                <text:p>0.0000000773994265305151</text:p>
              </table:table-cell>
              <table:table-cell office:value-type="float" office:value="0.00000012746793160067">
                <text:p>0.00000012746793160067</text:p>
              </table:table-cell>
              <table:table-cell office:value-type="float" office:value="0.000000524507006121402">
                <text:p>0.000000524507006121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2000" chart:origin="0" chart:interval-major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972cm" svg:height="12.948cm" xlink:href=".." xlink:type="simple" chart:class="chart:scatter" chart:style-name="ch1">
        <chart:title svg:x="6.273cm" svg:y="0.394cm" chart:style-name="ch2">
          <text:p>Execution gradient metric for the 5 approaches</text:p>
        </chart:title>
        <chart:subtitle svg:x="8.971cm" svg:y="1.431cm" chart:style-name="ch3">
          <text:p>Perfect magic squares</text:p>
        </chart:subtitle>
        <chart:legend chart:legend-position="end" svg:x="19.067cm" svg:y="5.179cm" style:legend-expansion="high" chart:style-name="ch4"/>
        <chart:plot-area chart:style-name="ch5" table:cell-range-address="pgradient.K11:pgradient.P19" chart:data-source-has-labels="row" svg:x="1.45cm" svg:y="2.372cm" svg:width="17.178cm" svg:height="9.337cm">
          <chartooo:coordinate-region svg:x="2.601cm" svg:y="2.571cm" svg:width="15.562cm" svg:height="8.491cm"/>
          <chart:axis chart:dimension="x" chart:name="primary-x" chart:style-name="ch6">
            <chart:title svg:x="9.122cm" svg:y="11.967cm" chart:style-name="ch7">
              <text:p>Square size</text:p>
            </chart:title>
          </chart:axis>
          <chart:axis chart:dimension="y" chart:name="primary-y" chart:style-name="ch8">
            <chart:title svg:x="0.451cm" svg:y="7.997cm" chart:style-name="ch9">
              <text:p>Acceleration</text:p>
            </chart:title>
            <chart:grid chart:style-name="ch10" chart:class="major"/>
          </chart:axis>
          <chart:series chart:style-name="ch11" chart:values-cell-range-address="pgradient.L11:pgradient.L19" loext:label-string="pthread" chart:class="chart:scatter">
            <chart:domain table:cell-range-address="pgradient.K11:pgradient.K19"/>
            <chart:data-point chart:repeated="9"/>
          </chart:series>
          <chart:series chart:style-name="ch12" chart:values-cell-range-address="pgradient.P11:pgradient.P19" loext:label-string="sequential" chart:class="chart:scatter">
            <chart:data-point chart:repeated="9"/>
          </chart:series>
          <chart:series chart:style-name="ch13" chart:values-cell-range-address="pgradient.M11:pgradient.M19" loext:label-string="openmp" chart:class="chart:scatter">
            <chart:data-point chart:repeated="9"/>
          </chart:series>
          <chart:series chart:style-name="ch14" chart:values-cell-range-address="pgradient.N11:pgradient.N19" loext:label-string="mpi" chart:class="chart:scatter">
            <chart:data-point chart:repeated="9"/>
          </chart:series>
          <chart:series chart:style-name="ch15" chart:values-cell-range-address="pgradient.O11:pgradient.O19" loext:label-string="hybrid" chart:class="chart:scatte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thread</text:p>
              </table:table-cell>
              <table:table-cell office:value-type="string">
                <text:p>sequential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pgradient.K11:pgradient.K19</svg:desc>
                </draw:g>
              </table:table-cell>
              <table:table-cell office:value-type="float" office:value="0.0000000855242276591197">
                <text:p>0.0000000855242276591197</text:p>
                <draw:g>
                  <svg:desc>pgradient.L11:pgradient.L19</svg:desc>
                </draw:g>
              </table:table-cell>
              <table:table-cell office:value-type="float" office:value="0.0000000857898308506074">
                <text:p>0.0000000857898308506074</text:p>
                <draw:g>
                  <svg:desc>pgradient.P11:pgradient.P19</svg:desc>
                </draw:g>
              </table:table-cell>
              <table:table-cell office:value-type="float" office:value="0.000000102124427127116">
                <text:p>0.000000102124427127116</text:p>
                <draw:g>
                  <svg:desc>pgradient.M11:pgradient.M19</svg:desc>
                </draw:g>
              </table:table-cell>
              <table:table-cell office:value-type="float" office:value="0.0000000843579548865654">
                <text:p>0.0000000843579548865654</text:p>
                <draw:g>
                  <svg:desc>pgradient.N11:pgradient.N19</svg:desc>
                </draw:g>
              </table:table-cell>
              <table:table-cell office:value-type="float" office:value="0.000000333035253028691">
                <text:p>0.000000333035253028691</text:p>
                <draw:g>
                  <svg:desc>pgradient.O11:pgradient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000000796739058477321">
                <text:p>0.0000000796739058477321</text:p>
              </table:table-cell>
              <table:table-cell office:value-type="float" office:value="0.0000000830671160341491">
                <text:p>0.0000000830671160341491</text:p>
              </table:table-cell>
              <table:table-cell office:value-type="float" office:value="0.000000086726460352834">
                <text:p>0.000000086726460352834</text:p>
              </table:table-cell>
              <table:table-cell office:value-type="float" office:value="0.0000000724849575998427">
                <text:p>0.0000000724849575998427</text:p>
              </table:table-cell>
              <table:table-cell office:value-type="float" office:value="0.000000160679487345821">
                <text:p>0.000000160679487345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0000000800948850911876">
                <text:p>0.0000000800948850911876</text:p>
              </table:table-cell>
              <table:table-cell office:value-type="float" office:value="0.0000000847735386013473">
                <text:p>0.0000000847735386013473</text:p>
              </table:table-cell>
              <table:table-cell office:value-type="float" office:value="0.0000000883949163182859">
                <text:p>0.0000000883949163182859</text:p>
              </table:table-cell>
              <table:table-cell office:value-type="float" office:value="0.0000000711287604873226">
                <text:p>0.0000000711287604873226</text:p>
              </table:table-cell>
              <table:table-cell office:value-type="float" office:value="0.0000000991750959564233">
                <text:p>0.0000000991750959564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0000000800651328671479">
                <text:p>0.0000000800651328671479</text:p>
              </table:table-cell>
              <table:table-cell office:value-type="float" office:value="0.0000000990117589371798">
                <text:p>0.0000000990117589371798</text:p>
              </table:table-cell>
              <table:table-cell office:value-type="float" office:value="0.0000000880153873696734">
                <text:p>0.0000000880153873696734</text:p>
              </table:table-cell>
              <table:table-cell office:value-type="float" office:value="0.0000000716941698954649">
                <text:p>0.0000000716941698954649</text:p>
              </table:table-cell>
              <table:table-cell office:value-type="float" office:value="0.0000000930448629086317">
                <text:p>0.0000000930448629086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0.0000000821777922626501">
                <text:p>0.0000000821777922626501</text:p>
              </table:table-cell>
              <table:table-cell office:value-type="float" office:value="0.00000011217912386329">
                <text:p>0.00000011217912386329</text:p>
              </table:table-cell>
              <table:table-cell office:value-type="float" office:value="0.0000000910089261225271">
                <text:p>0.0000000910089261225271</text:p>
              </table:table-cell>
              <table:table-cell office:value-type="float" office:value="0.0000000750118202094434">
                <text:p>0.0000000750118202094434</text:p>
              </table:table-cell>
              <table:table-cell office:value-type="float" office:value="0.0000000901997734730958">
                <text:p>0.0000000901997734730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0.0000000829337347148838">
                <text:p>0.0000000829337347148838</text:p>
              </table:table-cell>
              <table:table-cell office:value-type="float" office:value="0.000000100592432822197">
                <text:p>0.000000100592432822197</text:p>
              </table:table-cell>
              <table:table-cell office:value-type="float" office:value="0.000000102811692831926">
                <text:p>0.000000102811692831926</text:p>
              </table:table-cell>
              <table:table-cell office:value-type="float" office:value="0.0000000552932033344274">
                <text:p>0.0000000552932033344274</text:p>
              </table:table-cell>
              <table:table-cell office:value-type="float" office:value="0.0000000938414825335364">
                <text:p>0.0000000938414825335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0.0000000831660326284807">
                <text:p>0.0000000831660326284807</text:p>
              </table:table-cell>
              <table:table-cell office:value-type="float" office:value="0.0000000937252540119451">
                <text:p>0.0000000937252540119451</text:p>
              </table:table-cell>
              <table:table-cell office:value-type="float" office:value="0.0000000886036117249522">
                <text:p>0.0000000886036117249522</text:p>
              </table:table-cell>
              <table:table-cell office:value-type="float" office:value="0.0000000724849575998427">
                <text:p>0.0000000724849575998427</text:p>
              </table:table-cell>
              <table:table-cell office:value-type="float" office:value="0.000000172944298570074">
                <text:p>0.000000172944298570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0.0000000863400431660666">
                <text:p>0.0000000863400431660666</text:p>
              </table:table-cell>
              <table:table-cell office:value-type="float" office:value="0.0000000877400046464618">
                <text:p>0.0000000877400046464618</text:p>
              </table:table-cell>
              <table:table-cell office:value-type="float" office:value="0.0000000948229120791765">
                <text:p>0.0000000948229120791765</text:p>
              </table:table-cell>
              <table:table-cell office:value-type="float" office:value="0.0000000724849575998427">
                <text:p>0.0000000724849575998427</text:p>
              </table:table-cell>
              <table:table-cell office:value-type="float" office:value="0.0000000958430460661345">
                <text:p>0.0000000958430460661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0.000000096252124546915">
                <text:p>0.000000096252124546915</text:p>
              </table:table-cell>
              <table:table-cell office:value-type="float" office:value="0.0000000979309566595066">
                <text:p>0.0000000979309566595066</text:p>
              </table:table-cell>
              <table:table-cell office:value-type="float" office:value="0.0000000957447586181095">
                <text:p>0.000000095744758618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